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anada-type-gibson" svg:font-family="canada-type-gibson, 'helvetica neue', Helvetica, Arial, sans-serif"/>
    <style:font-face style:name="in" svg:font-family="in"/>
    <style:font-face style:name="inter" svg:font-family="inter"/>
    <style:font-face style:name="ui-monospace" svg:font-family="ui-monospace, SFMono-Regular, 'SF Mono', Menlo, Consolas, 'Liberation Mono', monospace"/>
    <style:font-face style:name="Inter1" svg:font-family="Inter, apple-system, BlinkMacSystemFont, 'Segoe UI', Roboto, Oxygen, Ubuntu, Cantarell, 'Helvetica Neue', 'Apple Color Emoji', 'Segoe UI Emoji', 'Segoe UI Symbol', 'Meiryo UI', Arial, sans-seri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01e66c" officeooo:paragraph-rsid="0001e66c" style:font-size-asian="28pt" style:font-weight-asian="bold" style:font-size-complex="28pt" style:font-weight-complex="bold"/>
    </style:style>
    <style:style style:name="P2" style:family="paragraph" style:parent-style-name="Standard" style:list-style-name="L1">
      <style:text-properties fo:font-variant="normal" fo:text-transform="none" fo:color="#444444" style:font-name="Inter" fo:font-size="10.5pt" fo:letter-spacing="normal" fo:font-style="normal" fo:font-weight="normal" officeooo:rsid="0001e66c" officeooo:paragraph-rsid="0001e66c" style:font-size-asian="9.14999961853027pt" style:font-weight-asian="normal" style:font-size-complex="10.5pt" style:font-weight-complex="normal"/>
    </style:style>
    <style:style style:name="P3" style:family="paragraph" style:parent-style-name="Standard" style:list-style-name="L2">
      <style:text-properties fo:font-variant="normal" fo:text-transform="none" fo:color="#444444" style:font-name="Inter" fo:font-size="10.5pt" fo:letter-spacing="normal" fo:font-style="normal" fo:font-weight="normal" officeooo:rsid="00026b7a" officeooo:paragraph-rsid="00026b7a" style:font-size-asian="9.14999961853027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444444" style:font-name="Inter" fo:font-size="10.5pt" fo:letter-spacing="normal" fo:font-style="normal" fo:font-weight="normal" officeooo:rsid="00026b7a" officeooo:paragraph-rsid="00026b7a" style:font-size-asian="9.14999961853027pt" style:font-weight-asian="normal" style:font-size-complex="10.5pt" style:font-weight-complex="normal"/>
    </style:style>
    <style:style style:name="P5" style:family="paragraph" style:parent-style-name="Standard" style:list-style-name="L3">
      <style:text-properties fo:font-variant="normal" fo:text-transform="none" fo:color="#444444" style:font-name="Inter" fo:font-size="10.5pt" fo:letter-spacing="normal" fo:font-style="normal" fo:font-weight="normal" officeooo:rsid="00026b7a" officeooo:paragraph-rsid="00026b7a" style:font-size-asian="9.14999961853027pt" style:font-weight-asian="normal" style:font-size-complex="10.5pt" style:font-weight-complex="normal"/>
    </style:style>
    <style:style style:name="P6" style:family="paragraph" style:parent-style-name="Standard" style:list-style-name="L4">
      <style:text-properties fo:font-variant="normal" fo:text-transform="none" fo:color="#444444" style:font-name="Inter" fo:font-size="10.5pt" fo:letter-spacing="normal" fo:font-style="normal" fo:font-weight="normal" officeooo:rsid="00026b7a" officeooo:paragraph-rsid="00026b7a" style:font-size-asian="9.14999961853027pt" style:font-weight-asian="normal" style:font-size-complex="10.5pt" style:font-weight-complex="normal"/>
    </style:style>
    <style:style style:name="P7" style:family="paragraph" style:parent-style-name="Standard" style:list-style-name="L3">
      <style:text-properties fo:font-variant="normal" fo:text-transform="none" fo:color="#444444" style:font-name="Inter" fo:font-size="10.5pt" fo:letter-spacing="normal" fo:font-style="normal" fo:font-weight="normal" officeooo:rsid="0002c916" officeooo:paragraph-rsid="0002c916" style:font-size-asian="9.14999961853027pt" style:font-weight-asian="normal" style:font-size-complex="10.5pt" style:font-weight-complex="normal"/>
    </style:style>
    <style:style style:name="P8" style:family="paragraph" style:parent-style-name="Standard">
      <style:text-properties fo:font-variant="normal" fo:text-transform="none" fo:color="#444444" style:font-name="Inter" fo:font-size="10.5pt" fo:letter-spacing="normal" fo:font-style="normal" fo:font-weight="normal" officeooo:rsid="00083185" officeooo:paragraph-rsid="00083185" style:font-size-asian="10.5pt" style:font-weight-asian="normal" style:font-size-complex="10.5pt" style:font-weight-complex="normal"/>
    </style:style>
    <style:style style:name="P9" style:family="paragraph" style:parent-style-name="Standard" style:list-style-name="L11">
      <style:text-properties fo:font-variant="normal" fo:text-transform="none" fo:color="#444444" style:font-name="Inter" fo:font-size="10.5pt" fo:letter-spacing="normal" fo:font-style="normal" fo:font-weight="normal" officeooo:rsid="00083185" officeooo:paragraph-rsid="00083185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variant="normal" fo:text-transform="none" fo:color="#444444" style:font-name="Inter" fo:font-size="10.5pt" fo:letter-spacing="normal" fo:font-style="normal" fo:font-weight="bold" officeooo:rsid="0001e66c" officeooo:paragraph-rsid="0001e66c" style:font-size-asian="9.14999961853027pt" style:font-weight-asian="bold" style:font-size-complex="10.5pt" style:font-weight-complex="bold"/>
    </style:style>
    <style:style style:name="P11" style:family="paragraph" style:parent-style-name="Standard">
      <style:text-properties fo:font-variant="normal" fo:text-transform="none" fo:color="#444444" style:font-name="Inter" fo:font-size="10.5pt" fo:letter-spacing="normal" fo:font-style="normal" fo:font-weight="bold" officeooo:rsid="00026b7a" officeooo:paragraph-rsid="00026b7a" style:font-size-asian="9.14999961853027pt" style:font-weight-asian="bold" style:font-size-complex="10.5pt" style:font-weight-complex="bold"/>
    </style:style>
    <style:style style:name="P12" style:family="paragraph" style:parent-style-name="Standard">
      <style:text-properties fo:font-variant="normal" fo:text-transform="none" fo:color="#444444" style:font-name="Inter" fo:font-size="10.5pt" fo:letter-spacing="normal" fo:font-style="normal" fo:font-weight="bold" officeooo:rsid="000732c2" officeooo:paragraph-rsid="000732c2" style:font-weight-asian="bold" style:font-weight-complex="bold"/>
    </style:style>
    <style:style style:name="P13" style:family="paragraph" style:parent-style-name="Standard">
      <style:text-properties fo:font-variant="normal" fo:text-transform="none" fo:color="#444444" style:font-name="Inter" fo:font-size="10.5pt" fo:letter-spacing="normal" fo:font-style="normal" fo:font-weight="bold" officeooo:rsid="00083185" officeooo:paragraph-rsid="00083185" style:font-size-asian="10.5pt" style:font-weight-asian="bold" style:font-size-complex="10.5pt" style:font-weight-complex="bold"/>
    </style:style>
    <style:style style:name="P14" style:family="paragraph" style:parent-style-name="Standard" style:list-style-name="L5">
      <style:text-properties fo:font-variant="normal" fo:text-transform="none" fo:color="#666666" style:font-name="inter" fo:font-size="10.5pt" fo:letter-spacing="normal" fo:font-style="normal" fo:font-weight="normal" officeooo:paragraph-rsid="00054c68"/>
    </style:style>
    <style:style style:name="P15" style:family="paragraph" style:parent-style-name="Standard" style:list-style-name="L10">
      <style:text-properties fo:font-variant="normal" fo:text-transform="none" fo:color="#24292e" style:font-name="Inter1" fo:font-size="10.5pt" fo:letter-spacing="normal" fo:font-style="normal" fo:font-weight="normal" officeooo:rsid="00083185" officeooo:paragraph-rsid="00083185" style:font-size-asian="10.5pt" style:font-weight-asian="normal" style:font-size-complex="10.5pt" style:font-weight-complex="normal"/>
    </style:style>
    <style:style style:name="P16" style:family="paragraph" style:parent-style-name="Standard" style:list-style-name="L5">
      <style:text-properties officeooo:paragraph-rsid="000732c2"/>
    </style:style>
    <style:style style:name="P17" style:family="paragraph" style:parent-style-name="Standard">
      <style:text-properties officeooo:paragraph-rsid="000732c2"/>
    </style:style>
    <style:style style:name="P18" style:family="paragraph" style:parent-style-name="Standard" style:list-style-name="L9">
      <style:text-properties fo:font-weight="normal" officeooo:rsid="000732c2" officeooo:paragraph-rsid="000732c2" style:font-weight-asian="normal" style:font-weight-complex="normal"/>
    </style:style>
    <style:style style:name="P19" style:family="paragraph" style:parent-style-name="Standard" style:list-style-name="L10">
      <style:text-properties officeooo:paragraph-rsid="00083185"/>
    </style:style>
    <style:style style:name="P20" style:family="paragraph" style:parent-style-name="Standard" style:list-style-name="L13">
      <style:text-properties officeooo:rsid="00087174" officeooo:paragraph-rsid="00087174"/>
    </style:style>
    <style:style style:name="T1" style:family="text">
      <style:text-properties fo:font-variant="normal" fo:text-transform="none" fo:color="#444444" style:font-name="Inter" fo:font-size="10.5pt" fo:letter-spacing="normal" fo:font-style="normal" fo:font-weight="bold" style:font-size-asian="10.5pt" style:font-weight-asian="bold" style:font-size-complex="10.5pt" style:font-weight-complex="bold"/>
    </style:style>
    <style:style style:name="T2" style:family="text">
      <style:text-properties fo:font-variant="normal" fo:text-transform="none" fo:color="#444444" style:font-name="Inter" fo:font-size="10.5pt" fo:letter-spacing="normal" fo:font-style="normal" style:font-size-asian="10.5pt" style:font-size-complex="10.5pt"/>
    </style:style>
    <style:style style:name="T3" style:family="text">
      <style:text-properties fo:font-variant="normal" fo:text-transform="none" fo:color="#666666" style:font-name="inter" fo:font-size="10.5pt" fo:letter-spacing="normal" fo:font-style="normal" fo:font-weight="bold" officeooo:rsid="000732c2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fo:color="#666666" style:font-name="Inter1" fo:font-size="10.5pt" fo:letter-spacing="normal" fo:font-style="normal" fo:font-weight="normal" style:font-size-asian="10.5pt" style:font-size-complex="10.5pt"/>
    </style:style>
    <style:style style:name="T5" style:family="text">
      <style:text-properties fo:font-variant="normal" fo:text-transform="none" fo:color="#666666" style:font-name="Inter1" fo:font-size="10.5pt" fo:letter-spacing="normal" fo:font-style="normal" fo:font-weight="normal" officeooo:rsid="000732c2" style:font-size-asian="10.5pt" style:font-size-complex="10.5pt"/>
    </style:style>
    <style:style style:name="T6" style:family="text">
      <style:text-properties fo:font-variant="normal" fo:text-transform="none" fo:color="#24292e" style:font-name="Inter1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7" style:family="text">
      <style:text-properties officeooo:rsid="0002c916"/>
    </style:style>
    <style:style style:name="T8" style:family="text">
      <style:text-properties officeooo:rsid="00047902"/>
    </style:style>
    <style:style style:name="T9" style:family="text">
      <style:text-properties style:font-name="Inter1" fo:font-weight="bold" officeooo:rsid="00054c68" style:font-size-asian="10.5pt" style:font-weight-asian="bold" style:font-size-complex="10.5pt" style:font-weight-complex="bold"/>
    </style:style>
    <style:style style:name="T10" style:family="text">
      <style:text-properties style:font-name="Inter1" fo:font-weight="bold" officeooo:rsid="00026b7a" style:font-size-asian="10.5pt" style:font-weight-asian="bold" style:font-size-complex="10.5pt" style:font-weight-complex="bold"/>
    </style:style>
    <style:style style:name="T11" style:family="text">
      <style:text-properties style:font-name="Inter1" officeooo:rsid="00026b7a" style:font-size-asian="10.5pt" style:font-weight-asian="normal" style:font-size-complex="10.5pt" style:font-weight-complex="normal"/>
    </style:style>
    <style:style style:name="T12" style:family="text">
      <style:text-properties style:font-name="Inter1" style:font-size-asian="10.5pt" style:font-size-complex="10.5pt"/>
    </style:style>
    <style:style style:name="T13" style:family="text">
      <style:text-properties officeooo:rsid="00026b7a" style:font-size-asian="10.5pt" style:font-weight-asian="normal" style:font-size-complex="10.5pt" style:font-weight-complex="normal"/>
    </style:style>
    <style:style style:name="T14" style:family="text">
      <style:text-properties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0"/>Git Exercise</text:p>
      <text:p text:style-name="P1"/>
      <text:p text:style-name="P1"/>
      <text:p text:style-name="P10">1. Create ur own personal GitHub account and create a sample repository with an application</text:p>
      <text:p text:style-name="P10"/>
      <text:p text:style-name="P10"/>
      <text:list xml:id="list744017098" text:style-name="L1">
        <text:list-item>
          <text:p text:style-name="P2">create account on github</text:p>
        </text:list-item>
        <text:list-item>
          <text:p text:style-name="P2">git config –global user.name Vinit4a (user name) {set user name}</text:p>
        </text:list-item>
        <text:list-item>
          <text:p text:style-name="P2">git config –global user.wmail vinit.k.addweb@gmail.com (email) {set email}</text:p>
        </text:list-item>
        <text:list-item>
          <text:p text:style-name="P2">git config -l (check user name and email)</text:p>
        </text:list-item>
        <text:list-item>
          <text:p text:style-name="P2">create new respositry on github (vinit4a/myproject)</text:p>
        </text:list-item>
        <text:list-item>
          <text:p text:style-name="P2">git remote show origin (to see repositry url)</text:p>
        </text:list-item>
        <text:list-item>
          <text:p text:style-name="P2">create persnal access token</text:p>
        </text:list-item>
      </text:list>
      <text:p text:style-name="P10"/>
      <text:p text:style-name="P10">2. Clone the project repository into ur local and make changes in any one of the files and try to push the changed files to the GitHub repository.</text:p>
      <text:p text:style-name="P10"/>
      <text:list xml:id="list4211664290" text:style-name="L2">
        <text:list-item>
          <text:p text:style-name="P3">Cd git git init (initalize the git)</text:p>
        </text:list-item>
        <text:list-item>
          <text:p text:style-name="P3">.git/ git clone <text:s/><text:a xlink:type="simple" xlink:href="https://github.com/vinit4a/myproject.git" text:style-name="Internet_20_link" text:visited-style-name="Visited_20_Internet_20_Link">https://github.com/vinit4a/myproject.git</text:a> </text:p>
        </text:list-item>
        <text:list-item>
          <text:p text:style-name="P3">git / myproject nano test.txt (file name)</text:p>
        </text:list-item>
        <text:list-item>
          <text:p text:style-name="P3">git add . </text:p>
        </text:list-item>
        <text:list-item>
          <text:p text:style-name="P3">git commit -m”add file”</text:p>
        </text:list-item>
        <text:list-item>
          <text:p text:style-name="P3">git push</text:p>
        </text:list-item>
        <text:list-item>
          <text:p text:style-name="P3">Enter user name</text:p>
        </text:list-item>
        <text:list-item>
          <text:p text:style-name="P3">enter token p<text:span text:style-name="T7">a</text:span>ssword</text:p>
        </text:list-item>
      </text:list>
      <text:p text:style-name="P4"/>
      <text:p text:style-name="P11">3. How to revert the committed changes in a repository</text:p>
      <text:p text:style-name="P11"/>
      <text:p text:style-name="P11"/>
      <text:list xml:id="list3412224549" text:style-name="L3">
        <text:list-item>
          <text:p text:style-name="P7">git log (to check commit id)</text:p>
        </text:list-item>
        <text:list-item>
          <text:p text:style-name="P5">git revert [commit id]</text:p>
          <text:p text:style-name="P5"/>
        </text:list-item>
      </text:list>
      <text:p text:style-name="P11">4. How to create a new branch from master branch that should contain the files of master branch</text:p>
      <text:p text:style-name="P11"/>
      <text:list xml:id="list3669486698" text:style-name="L4">
        <text:list-item>
          <text:p text:style-name="P6">git checkout -b [new branch <text:span text:style-name="T8">name</text:span>] <text:span text:style-name="T8">(create a new branch)</text:span> </text:p>
        </text:list-item>
        <text:list-item>
          <text:p text:style-name="P6">git push --set-upstream origin [name_of_your_new_branch] <text:span text:style-name="T8">(push the branch)</text:span></text:p>
        </text:list-item>
        <text:list-item>
          <text:p text:style-name="P6">git checkout ma<text:span text:style-name="T8">in (switch to main branch)</text:span></text:p>
        </text:list-item>
        <text:list-item>
          <text:p text:style-name="P6">git merge <text:span text:style-name="T8">newbranch (new branch name)</text:span></text:p>
        </text:list-item>
      </text:list>
      <text:p text:style-name="P4"/>
      <text:p text:style-name="P11">5. How to undo all the commits after the specified commit and preserves the changes locally</text:p>
      <text:p text:style-name="P4"/>
      <text:list xml:id="list183936083254367" text:continue-numbering="true" text:style-name="L4">
        <text:list-item>
          <text:p text:style-name="P6">git reset --hard &lt;commit_code&gt;</text:p>
        </text:list-item>
      </text:list>
      <text:p text:style-name="P4"/>
      <text:p text:style-name="P11">6. Learn when to use merge and rebase commands</text:p>
      <text:p text:style-name="P11"/>
      <text:list xml:id="list930497343" text:style-name="L5">
        <text:list-item>
          <text:p text:style-name="P14"><text:span text:style-name="T9">M</text:span><text:span text:style-name="T10">erge</text:span><text:span text:style-name="T11"> -Git merge is a command that allows you to merge branches from </text:span><text:span text:style-name="T13">Git.</text:span><text:span text:style-name="T12">Preserves complete history and chronological order.Maintains the context of the branch.</text:span></text:p>
        </text:list-item>
        <text:list-item>
          <text:p text:style-name="P16"><text:span text:style-name="T3">Rebase - </text:span><text:span text:style-name="T4">Git rebase moves a feature branch into a master. <text:s/></text:span><text:span text:style-name="T5">Git merge</text:span><text:span text:style-name="T4"> </text:span><text:span text:style-name="T5">a</text:span><text:span text:style-name="T4">dds a new commit, preserving the history.Keeping your entire history may be essential to meet regulatory and compliance needs.</text:span></text:p>
        </text:list-item>
      </text:list>
      <text:p text:style-name="P17"><text:soft-page-break/><text:span text:style-name="T1">7. How to bring our local environment up to date</text:span></text:p>
      <text:p text:style-name="P17"><text:span text:style-name="T1"/></text:p>
      <text:list xml:id="list922076596" text:style-name="L9">
        <text:list-item>
          <text:p text:style-name="P18"><text:span text:style-name="T2">Add the upstream remote </text:span></text:p>
        </text:list-item>
        <text:list-item>
          <text:p text:style-name="P18"><text:span text:style-name="T2">pull down the latest sources from online repositry</text:span></text:p>
        </text:list-item>
        <text:list-item>
          <text:p text:style-name="P18"><text:span text:style-name="T2">keep local branch in sync </text:span></text:p>
        </text:list-item>
        <text:list-item>
          <text:p text:style-name="P18"><text:span text:style-name="T2">keet master in sync</text:span></text:p>
        </text:list-item>
        <text:list-item>
          <text:p text:style-name="P18"><text:span text:style-name="T2">keep upstream in sync</text:span></text:p>
          <text:p text:style-name="P18"><text:span text:style-name="T2"/></text:p>
        </text:list-item>
      </text:list>
      <text:p text:style-name="P12"><text:span text:style-name="T14">8. How to fix merge conflicts in git</text:span></text:p>
      <text:p text:style-name="P12"><text:span text:style-name="T14"/></text:p>
      <text:list xml:id="list3012038664" text:style-name="L10">
        <text:list-item>
          <text:p text:style-name="P15">git status</text:p>
        </text:list-item>
        <text:list-item>
          <text:p text:style-name="P15">nano file.txt(file name) </text:p>
        </text:list-item>
        <text:list-item>
          <text:p text:style-name="P15">git add file.txt</text:p>
        </text:list-item>
        <text:list-item>
          <text:p text:style-name="P19"><text:span text:style-name="Source_20_Text"><text:span text:style-name="T6">git commit -m "Resolved merge conflict”</text:span></text:span></text:p>
          <text:p text:style-name="P19"><text:span text:style-name="Source_20_Text"><text:span text:style-name="T6"/></text:span></text:p>
        </text:list-item>
      </text:list>
      <text:p text:style-name="P13">9. How to undo the last commit in git</text:p>
      <text:p text:style-name="P13"/>
      <text:list xml:id="list3456799003" text:style-name="L11">
        <text:list-item>
          <text:p text:style-name="P9">git commit –amend</text:p>
        </text:list-item>
      </text:list>
      <text:p text:style-name="P8"/>
      <text:p text:style-name="P13">10. How to rename the branch name after it was create</text:p>
      <text:p text:style-name="P17"><text:span text:style-name="T4"/></text:p>
      <text:p text:style-name="P17"><text:span text:style-name="T4"/></text:p>
      <text:list xml:id="list2907057992" text:style-name="L13">
        <text:list-item>
          <text:p text:style-name="P20"><text:span text:style-name="T4">git checkout my(branch name)</text:span></text:p>
        </text:list-item>
        <text:list-item>
          <text:p text:style-name="P20"><text:span text:style-name="T4">git branch -m &lt;new name&gt; (rename the local branch)</text:span></text:p>
        </text:list-item>
        <text:list-item>
          <text:p text:style-name="P20"><text:span text:style-name="T4">git push origin -u &lt;new name&gt; (push the branch in repositry)</text:span></text:p>
        </text:list-item>
        <text:list-item>
          <text:p text:style-name="P20"><text:span text:style-name="T4">git push origin –Delete &lt;old name&gt;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anada-type-gibson" svg:font-family="canada-type-gibson, 'helvetica neue', Helvetica, Arial, sans-serif"/>
    <style:font-face style:name="in" svg:font-family="in"/>
    <style:font-face style:name="inter" svg:font-family="inter"/>
    <style:font-face style:name="ui-monospace" svg:font-family="ui-monospace, SFMono-Regular, 'SF Mono', Menlo, Consolas, 'Liberation Mono', monospace"/>
    <style:font-face style:name="Inter1" svg:font-family="Inter, apple-system, BlinkMacSystemFont, 'Segoe UI', Roboto, Oxygen, Ubuntu, Cantarell, 'Helvetica Neue', 'Apple Color Emoji', 'Segoe UI Emoji', 'Segoe UI Symbol', 'Meiryo UI', Arial, sans-seri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17:24:41.253414761</meta:creation-date>
    <dc:date>2021-09-13T18:39:35.045642834</dc:date>
    <meta:editing-duration>PT2M42S</meta:editing-duration>
    <meta:editing-cycles>1</meta:editing-cycles>
    <meta:document-statistic meta:table-count="0" meta:image-count="0" meta:object-count="0" meta:page-count="2" meta:paragraph-count="52" meta:word-count="433" meta:character-count="2370" meta:non-whitespace-character-count="2000"/>
    <meta:generator>LibreOffice/6.0.7.3$Linux_X86_64 LibreOffice_project/00m0$Build-3</meta:generator>
  </office:meta>
</office:document-meta>
</file>